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color="#000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turtle-eval-bad-04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5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1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prefix-03.tt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urtle-syntax-bad-prefix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<text:s text:c="2"/>: xy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9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no error reporting lex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blank-label-dot-end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ixedname has 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end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v.:d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a~b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\u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error <text:span text:style-name="T1">getOffendingTokenVerboseString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er <text:span text:style-name="T2">123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prefix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is 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5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@prefix without 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dash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-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Su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 the parser did great job “cannot recognize it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start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mv: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7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'''abc''''@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4.ttl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rror at: '"abc'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1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3.ttl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ine 2 <text:s/>&lt;http://www.w3.org/2013/TurtleTests/s&gt; &lt;http://www.w3.org/2013/TurtleTests/p&gt; "\U0000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C is 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1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a\zb"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7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3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ITERAL2_with_langtag_and_datatype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4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0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5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ber-dot-in-anon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escape-start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ang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6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8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8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3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9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3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3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0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4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3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5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5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4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s-dot-start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6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s-dot-end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7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escape.ttl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 style:data-style-name="N2" text:time-value="09:24:53.061405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0:25:54.702172274</meta:creation-date>
    <dc:date>2018-05-06T09:44:52.384421047</dc:date>
    <meta:editing-duration>P1DT8H49M3S</meta:editing-duration>
    <meta:editing-cycles>23</meta:editing-cycles>
    <meta:generator>LibreOffice/5.4.5.1$Linux_X86_64 LibreOffice_project/40m0$Build-1</meta:generator>
    <meta:document-statistic meta:table-count="1" meta:cell-count="155" meta:object-count="0"/>
  </office:meta>
</office:document-meta>
</file>